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able_20_Contents">
      <style:text-properties officeooo:paragraph-rsid="002ad322"/>
    </style:style>
    <style:style style:name="P8" style:family="paragraph" style:parent-style-name="Text_20_body">
      <style:text-properties officeooo:rsid="002ad322" officeooo:paragraph-rsid="002ad322"/>
    </style:style>
    <style:style style:name="P9" style:family="paragraph" style:parent-style-name="Table_20_Contents">
      <style:text-properties fo:color="#808080" loext:opacity="100%" officeooo:paragraph-rsid="002ad322"/>
    </style:style>
    <style:style style:name="P10" style:family="paragraph" style:parent-style-name="Text">
      <style:paragraph-properties fo:keep-with-next="always"/>
    </style:style>
    <style:style style:name="P11" style:family="paragraph" style:parent-style-name="Text_20_body">
      <style:text-properties officeooo:rsid="002b912a" officeooo:paragraph-rsid="002b912a"/>
    </style:style>
    <style:style style:name="P12" style:family="paragraph" style:parent-style-name="Heading_20_4">
      <style:paragraph-properties fo:break-before="page"/>
      <style:text-properties officeooo:paragraph-rsid="002ad322"/>
    </style:style>
    <style:style style:name="P13" style:family="paragraph" style:parent-style-name="Text_20_body" style:list-style-name="L1">
      <style:text-properties officeooo:rsid="002ad322" officeooo:paragraph-rsid="002ad322"/>
    </style:style>
    <style:style style:name="P14" style:family="paragraph" style:parent-style-name="Text_20_body">
      <style:text-properties officeooo:paragraph-rsid="002ad322"/>
    </style:style>
    <style:style style:name="T1" style:family="text">
      <style:text-properties officeooo:rsid="000369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c5023" style:font-style-asian="italic" style:font-style-complex="italic"/>
    </style:style>
    <style:style style:name="T4" style:family="text">
      <style:text-properties fo:font-style="italic" officeooo:rsid="002ad322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2ad322"/>
    </style:style>
    <style:style style:name="T7" style:family="text">
      <style:text-properties officeooo:rsid="002c5023"/>
    </style:style>
    <style:style style:name="T8" style:family="text">
      <style:text-properties officeooo:rsid="002d049a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4">Angular (Javascript+Typescript) Framework</text:h>
      <text:p text:style-name="P14"><text:span text:style-name="T6">Should </text:span><text:span text:style-name="T4">$PROJECT_ANGULAR</text:span><text:span text:style-name="T6"> is set to its source directory in </text:span><text:span text:style-name="T4">CONFIG.toml</text:span><text:span text:style-name="T6"> (default is “</text:span><text:span text:style-name="T4">srcANGULAR/</text:span><text:span text:style-name="T6">”</text:span><text:span text:style-name="T7">)</text:span><text:span text:style-name="T6">, AutomataCI shall </text:span><text:span text:style-name="T8">first </text:span>check for <text:span text:style-name="T5">$PROJECT_SIMULATE_RELEASE_REPO</text:span> environment variable <text:span text:style-name="T8">set status</text:span> before executing “<text:span text:style-name="T2">ng test</text:span>” command. This is mainly due to Karma test framework <text:span text:style-name="T8">depends</text:span> on a Blink-based browser <text:span text:style-name="T8">(e.g. Chromium)</text:span> to execute all its unit test suites.</text:p>
      <text:p text:style-name="P14"/>
      <text:p text:style-name="P14">Unlike guided by most Internet articles, AutomataCI discourages using PhantomJS to operate all the unit test codes mainly due to Angular’s frontend art-directive nature where it depends on human artistic acceptances to realistically judge an art. Hence, AutomataCI shall simulate the test run instead.</text:p>
      <text:p text:style-name="P14"/>
      <text:p text:style-name="P14">AutomataCI uses the Angular’s native Karma and Jasmine test framework to operate Angular test components. Hence, all existing knowledge and test suites can be directly reusable without additional learning. <text:span text:style-name="T8">Learn more from</text:span>: <text:a xlink:type="simple" xlink:href="https://angular.io/guide/testing" text:style-name="Internet_20_link" text:visited-style-name="Visited_20_Internet_20_Link">https://angular.io/guide/testing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  <style:text-properties fo:font-size="11pt" style:font-size-asian="11pt"/>
    </style:style>
    <style:style style:name="Text" style:family="paragraph" style:parent-style-name="Caption" style:class="extra">
      <style:paragraph-properties fo:text-align="center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1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2</text:page-number><text:s/><text:span text:style-name="MT1">of </text:span><text:page-count>1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0</text:page-number><text:s/><text:span text:style-name="MT1">of </text:span>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22H58M1S</meta:editing-duration>
    <meta:editing-cycles>33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5T17:36:19.894495147</dc:date>
    <dc:creator>Kean Ho Chew</dc:creator>
    <meta:document-statistic meta:table-count="0" meta:image-count="0" meta:object-count="0" meta:page-count="1" meta:paragraph-count="9" meta:word-count="158" meta:character-count="1133" meta:non-whitespace-character-count="985"/>
    <meta:template xlink:type="simple" xlink:actuate="onRequest" xlink:title="Official Book" xlink:href="../../templates/Book.ott" meta:date="2023-11-17T20:33:17.245827505"/>
  </office:meta>
</office:document-meta>
</file>